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horndale AMT" svg:font-family="'Thorndale AMT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a4" style:family="table">
      <style:table-properties style:width="7.2708in" fo:margin-left="0in" table:align="left"/>
    </style:style>
    <style:style style:name="Tabla4.A" style:family="table-column">
      <style:table-column-properties style:column-width="2.9444in"/>
    </style:style>
    <style:style style:name="Tabla4.B" style:family="table-column">
      <style:table-column-properties style:column-width="2.0486in"/>
    </style:style>
    <style:style style:name="Tabla4.C" style:family="table-column">
      <style:table-column-properties style:column-width="2.2778in"/>
    </style:style>
    <style:style style:name="Tabla4.1" style:family="table-row">
      <style:table-row-properties style:min-row-height="0.1965in"/>
    </style:style>
    <style:style style:name="Tabla4.A1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a4.C1" style:family="table-cell">
      <style:table-cell-properties style:vertical-align="middle" fo:padding="0.0382in" fo:border="0.05pt solid #e6e6ff"/>
    </style:style>
    <style:style style:name="Tabla4.2" style:family="table-row">
      <style:table-row-properties style:min-row-height="0.0104in"/>
    </style:style>
    <style:style style:name="Tabla4.A2" style:family="table-cell">
      <style:table-cell-properties style:vertical-align="middle" fo:padding="0.0382in" fo:border-left="0.05pt solid #e6e6ff" fo:border-right="none" fo:border-top="none" fo:border-bottom="0.05pt solid #e6e6ff"/>
    </style:style>
    <style:style style:name="Tabla4.C2" style:family="table-cell">
      <style:table-cell-properties style:vertical-align="middle" fo:padding="0.0382in" fo:border-left="0.05pt solid #e6e6ff" fo:border-right="0.05pt solid #e6e6ff" fo:border-top="none" fo:border-bottom="0.05pt solid #e6e6ff"/>
    </style:style>
    <style:style style:name="Tabla3" style:family="table">
      <style:table-properties style:width="7.2708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3.3125in"/>
    </style:style>
    <style:style style:name="Tabla3.B" style:family="table-column">
      <style:table-column-properties style:column-width="0.8125in"/>
    </style:style>
    <style:style style:name="Tabla3.C" style:family="table-column">
      <style:table-column-properties style:column-width="1.0625in"/>
    </style:style>
    <style:style style:name="Tabla3.D" style:family="table-column">
      <style:table-column-properties style:column-width="1.125in"/>
    </style:style>
    <style:style style:name="Tabla3.E" style:family="table-column">
      <style:table-column-properties style:column-width="0.9583in"/>
    </style:style>
    <style:style style:name="Tabla3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E1" style:family="table-cell">
      <style:table-cell-properties fo:background-color="#e6e6ff" fo:padding="0.0382in" fo:border="0.05pt solid #999999">
        <style:background-image/>
      </style:table-cell-properties>
    </style:style>
    <style:style style:name="Tabla3.2" style:family="table-row">
      <style:table-row-properties style:min-row-height="0.0042in"/>
    </style:style>
    <style:style style:name="Tabla3.A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3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4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5" style:family="table-row">
      <style:table-row-properties style:min-row-height="0.016in" fo:background-color="transparent" fo:keep-together="auto">
        <style:background-image/>
      </style:table-row-properties>
    </style:style>
    <style:style style:name="Tabla3.A5" style:family="table-cell">
      <style:table-cell-properties style:vertical-align="middle" fo:padding="0.0382in" fo:border-left="0.05pt solid #999999" fo:border-right="none" fo:border-top="none" fo:border-bottom="0.05pt solid #999999"/>
    </style:style>
    <style:style style:name="Tabla3.C5" style:family="table-cell" style:data-style-name="N101">
      <style:table-cell-properties style:vertical-align="middle" fo:background-color="transparent" fo:padding="0.0382in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3.E5" style:family="table-cell" style:data-style-name="N103">
      <style:table-cell-properties style:vertical-align="middle" fo:padding="0.0382in" fo:border-left="0.05pt solid #999999" fo:border-right="0.05pt solid #999999" fo:border-top="none" fo:border-bottom="0.05pt solid #999999"/>
    </style:style>
    <style:style style:name="Tabla3.A6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7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8" style:family="table-cell">
      <style:table-cell-properties fo:padding="0.0382in" fo:border-left="0.05pt solid #999999" fo:border-right="none" fo:border-top="none" fo:border-bottom="0.05pt solid #999999"/>
    </style:style>
    <style:style style:name="Tabla3.E8" style:family="table-cell" style:data-style-name="N101">
      <style:table-cell-properties fo:padding="0.0382in" fo:border-left="0.05pt solid #999999" fo:border-right="0.05pt solid #999999" fo:border-top="none" fo:border-bottom="0.05pt solid #999999"/>
    </style:style>
    <style:style style:name="Tabla3.A9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10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11" style:family="table-cell">
      <style:table-cell-properties fo:background-color="#e6e6e6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a3.A1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13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14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15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16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.A17" style:family="table-cell">
      <style:table-cell-properties fo:padding="0.0382in" fo:border-left="0.05pt solid #999999" fo:border-right="0.05pt solid #999999" fo:border-top="none" fo:border-bottom="0.05pt solid #999999"/>
    </style:style>
    <style:style style:name="Table8" style:family="table">
      <style:table-properties style:width="7.3194in" table:align="margins"/>
    </style:style>
    <style:style style:name="Table8.A" style:family="table-column">
      <style:table-column-properties style:column-width="4.0729in" style:rel-column-width="36470*"/>
    </style:style>
    <style:style style:name="Table8.B" style:family="table-column">
      <style:table-column-properties style:column-width="3.2465in" style:rel-column-width="29065*"/>
    </style:style>
    <style:style style:name="Table8.1" style:family="table-row">
      <style:table-row-properties style:min-row-height="0.9375in"/>
    </style:style>
    <style:style style:name="Table8.A1" style:family="table-cell">
      <style:table-cell-properties fo:padding="0.0382in" fo:border-left="0.05pt dotted #eeeeee" fo:border-right="none" fo:border-top="0.05pt dotted #eeeeee" fo:border-bottom="0.05pt dotted #eeeeee"/>
    </style:style>
    <style:style style:name="Table8.B1" style:family="table-cell">
      <style:table-cell-properties fo:padding="0.0382in" fo:border="0.05pt dotted #eeeeee"/>
    </style:style>
    <style:style style:name="Table10" style:family="table">
      <style:table-properties style:width="2.5868in" fo:margin-left="0.5778in" fo:break-before="auto" fo:break-after="auto" table:align="left" fo:background-color="transparent" fo:keep-with-next="always" style:may-break-between-rows="true" style:writing-mode="lr-tb">
        <style:background-image/>
      </style:table-properties>
    </style:style>
    <style:style style:name="Table10.A" style:family="table-column">
      <style:table-column-properties style:column-width="1.45in"/>
    </style:style>
    <style:style style:name="Table10.B" style:family="table-column">
      <style:table-column-properties style:column-width="1.1368in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cc" fo:padding="0.0382in" fo:border-left="none" fo:border-right="none" fo:border-top="0.05pt dotted #808080" fo:border-bottom="0.05pt dotted #808080" style:writing-mode="lr-tb">
        <style:background-image/>
      </style:table-cell-properties>
    </style:style>
    <style:style style:name="Table10.B1" style:family="table-cell" style:data-style-name="N3">
      <style:table-cell-properties style:vertical-align="middle" fo:background-color="#ffffcc" fo:padding="0.0382in" fo:border-left="0.05pt dotted #808080" fo:border-right="none" fo:border-top="0.05pt dotted #808080" fo:border-bottom="0.05pt dotted #808080" style:writing-mode="lr-tb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10.B2" style:family="table-cell" style:data-style-name="N3">
      <style:table-cell-properties style:vertical-align="middle" fo:background-color="transparent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10.3" style:family="table-row">
      <style:table-row-properties style:min-row-height="0.3042in" fo:background-color="transparent" fo:keep-together="auto">
        <style:background-image/>
      </style:table-row-properties>
    </style:style>
    <style:style style:name="Table10.A3" style:family="table-cell">
      <style:table-cell-properties style:vertical-align="middle" fo:background-color="#ffffcc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10.B3" style:family="table-cell" style:data-style-name="N3">
      <style:table-cell-properties style:vertical-align="middle" fo:background-color="#ffffcc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1" style:family="table" style:master-page-name="">
      <style:table-properties style:width="2.5896in" fo:margin-left="0.5778in" style:page-number="auto" fo:break-before="auto" fo:break-after="auto" table:align="left" fo:background-color="transparent" style:shadow="none" fo:keep-with-next="always" style:may-break-between-rows="true" style:writing-mode="lr-tb">
        <style:background-image/>
      </style:table-properties>
    </style:style>
    <style:style style:name="Table1.A" style:family="table-column">
      <style:table-column-properties style:column-width="0.9972in"/>
    </style:style>
    <style:style style:name="Table1.B" style:family="table-column">
      <style:table-column-properties style:column-width="1.5924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ffffcc" fo:padding="0.0382in" fo:border-left="none" fo:border-right="0.05pt dotted #808080" fo:border-top="0.05pt dotted #808080" fo:border-bottom="0.05pt dotted #808080" style:writing-mode="lr-tb">
        <style:background-image/>
      </style:table-cell-properties>
    </style:style>
    <style:style style:name="Table1.2" style:family="table-row">
      <style:table-row-properties style:row-height="0.1799in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ffffcc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1.B2" style:family="table-cell" style:data-style-name="N3">
      <style:table-cell-properties style:vertical-align="middle" fo:background-color="#ffffcc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1.A3" style:family="table-cell">
      <style:table-cell-properties style:vertical-align="middle" fo:background-color="transparent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1.B3" style:family="table-cell">
      <style:table-cell-properties style:vertical-align="middle" fo:background-color="transparent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1.B4" style:family="table-cell">
      <style:table-cell-properties style:vertical-align="middle" fo:background-color="#ffffcc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Table1.A5" style:family="table-cell">
      <style:table-cell-properties style:vertical-align="middle" fo:background-color="transparent" fo:padding="0.0382in" fo:border-left="none" fo:border-right="none" fo:border-top="none" fo:border-bottom="0.05pt dotted #808080" style:writing-mode="lr-tb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0.05pt dotted #808080" fo:border-right="none" fo:border-top="none" fo:border-bottom="0.05pt dotted #80808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Heading"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P3" style:family="paragraph" style:parent-style-name="Heading_20_2">
      <style:text-properties style:font-name="Liberation Sans" fo:font-size="7pt" style:font-size-asian="7pt" style:font-size-complex="7pt"/>
    </style:style>
    <style:style style:name="P4" style:family="paragraph" style:parent-style-name="Heading_20_2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6pt" fo:language="es" fo:country="ES" style:text-underline-style="none" fo:font-weight="normal" officeooo:paragraph-rsid="005f6cd6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" fo:font-size="6pt" fo:language="es" fo:country="ES" style:text-underline-style="none" fo:font-weight="normal" officeooo:rsid="0002f16f" officeooo:paragraph-rsid="005f6cd6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Liberation Sans" fo:font-size="7pt" style:font-size-asian="7pt" style:font-size-complex="7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7pt" style:font-size-asian="7pt" style:font-size-complex="7pt"/>
    </style:style>
    <style:style style:name="P9" style:family="paragraph" style:parent-style-name="Table_20_Contents">
      <style:text-properties style:font-name="Liberation Sans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6pt" style:font-size-asian="6pt" style:font-size-complex="6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Liberation Sans" fo:font-size="7pt" fo:font-weight="bold" officeooo:paragraph-rsid="007404d0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" fo:font-size="7pt" fo:font-weight="normal" officeooo:rsid="0012d488" officeooo:paragraph-rsid="007404d0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Liberation Sans" fo:font-size="7pt" fo:font-weight="normal" officeooo:paragraph-rsid="007404d0" style:font-size-asian="7pt" style:font-weight-asian="normal" style:font-size-complex="7pt" style:font-weight-complex="normal"/>
    </style:style>
    <style:style style:name="P16" style:family="paragraph" style:parent-style-name="Table_20_Contents">
      <style:text-properties officeooo:paragraph-rsid="007404d0" style:font-size-complex="8pt"/>
    </style:style>
    <style:style style:name="P17" style:family="paragraph" style:parent-style-name="Standard" style:master-page-name="">
      <style:paragraph-properties style:page-number="auto" fo:break-before="auto" fo:break-after="auto"/>
      <style:text-properties fo:color="#4c4c4c" style:font-name="Liberation Sans" fo:font-size="9pt" style:font-size-asian="9pt" style:font-size-complex="9pt"/>
    </style:style>
    <style:style style:name="P18" style:family="paragraph" style:parent-style-name="Standard">
      <style:text-properties style:font-name="Liberation Sans" fo:font-size="8pt" style:text-underline-style="solid" style:text-underline-width="auto" style:text-underline-color="font-color" officeooo:paragraph-rsid="0030c03e" style:font-size-asian="8pt" style:font-size-complex="8pt"/>
    </style:style>
    <style:style style:name="P19" style:family="paragraph" style:parent-style-name="Text_20_body">
      <style:paragraph-properties fo:text-align="start" style:justify-single-word="false"/>
      <style:text-properties fo:color="#4c4c4c" style:font-name="Liberation Sans" fo:font-size="9pt" style:font-size-asian="9pt" style:font-size-complex="9pt"/>
    </style:style>
    <style:style style:name="P20" style:family="paragraph" style:parent-style-name="Text_20_body">
      <style:paragraph-properties fo:text-align="start" style:justify-single-word="false"/>
      <style:text-properties fo:color="#4c4c4c" style:font-name="Liberation Sans" fo:font-size="9pt" style:text-underline-style="none" style:font-size-asian="9pt" style:font-size-complex="9pt"/>
    </style:style>
    <style:style style:name="P21" style:family="paragraph" style:parent-style-name="Text_20_body">
      <style:text-properties fo:color="#4c4c4c" style:font-name="Liberation Sans" fo:font-size="7pt" style:text-underline-style="solid" style:text-underline-width="auto" style:text-underline-color="font-color" fo:font-weight="bold" officeooo:rsid="001d3b2b" officeooo:paragraph-rsid="001e2ebe" style:font-size-asian="7pt" style:font-weight-asian="bold" style:font-size-complex="7pt" style:font-weight-complex="bold"/>
    </style:style>
    <style:style style:name="P22" style:family="paragraph" style:parent-style-name="Text_20_body">
      <style:text-properties style:font-name="Liberation Sans" fo:font-size="7pt" style:text-underline-style="solid" style:text-underline-width="auto" style:text-underline-color="font-color" officeooo:paragraph-rsid="002ad2bf" style:font-size-asian="7pt" style:font-size-complex="7pt"/>
    </style:style>
    <style:style style:name="P23" style:family="paragraph" style:parent-style-name="Heading_20_1">
      <style:paragraph-properties fo:text-align="center" style:justify-single-word="false"/>
      <style:text-properties fo:color="#4c4c4c" style:font-name="Liberation Sans"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Liberation Sans" fo:font-size="6pt" officeooo:paragraph-rsid="007661c3" style:font-size-asian="5.25pt" style:font-size-complex="6pt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Liberation Sans" fo:font-size="6pt" officeooo:paragraph-rsid="007404d0" style:font-size-asian="5.25pt" style:font-size-complex="6pt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style:font-name="Liberation Sans" fo:font-size="6pt" officeooo:paragraph-rsid="007661c3" style:font-size-asian="5.25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ans" fo:font-size="7pt" fo:font-weight="normal" officeooo:rsid="007661c3" officeooo:paragraph-rsid="007661c3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Liberation Sans" fo:font-size="7pt" fo:font-weight="normal" officeooo:paragraph-rsid="007661c3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Liberation Sans" fo:font-size="7pt" fo:font-weight="normal" officeooo:paragraph-rsid="0077f939" style:font-size-asian="7pt" style:font-weight-asian="normal" style:font-size-complex="7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rsid="007661c3" officeooo:paragraph-rsid="007661c3" style:font-size-asian="7pt" style:font-weight-asian="bold" style:font-size-complex="7pt" style:font-weight-complex="bold"/>
    </style:style>
    <style:style style:name="T1" style:family="text">
      <style:text-properties officeooo:rsid="001d49e4"/>
    </style:style>
    <style:style style:name="T2" style:family="text">
      <style:text-properties officeooo:rsid="0001d2ae"/>
    </style:style>
    <style:style style:name="T3" style:family="text">
      <style:text-properties officeooo:rsid="000485cf"/>
    </style:style>
    <style:style style:name="T4" style:family="text">
      <style:text-properties officeooo:rsid="0031f1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1f157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officeooo:rsid="00c173ad"/>
    </style:style>
    <style:style style:name="T9" style:family="text">
      <style:text-properties officeooo:rsid="00c2b707"/>
    </style: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sale in objects"&gt;</text:placeholder></text:p>
      <text:p text:style-name="P19"><text:placeholder text:placeholder-type="text">&lt;choose test=""&gt;</text:placeholder></text:p>
      <text:p text:style-name="P20"><text:placeholder text:placeholder-type="text">&lt;when test="sale.state == 'draft'"&gt;</text:placeholder></text:p>
      <text:p text:style-name="P23">VENTA EN BORRADOR</text:p>
      <text:p text:style-name="P20"><text:placeholder text:placeholder-type="text">&lt;/when&gt;</text:placeholder></text:p>
      <text:p text:style-name="P20"><text:placeholder text:placeholder-type="text">&lt;when test="sale.state == 'quotation'"&gt;</text:placeholder></text:p>
      <text:p text:style-name="P23">COTIZACION <text:span text:style-name="T7">N° </text:span><text:span text:style-name="T7"><text:placeholder text:placeholder-type="text">&lt;sale.reference&gt;</text:placeholder></text:span></text:p>
      <text:p text:style-name="P20"><text:placeholder text:placeholder-type="text">&lt;/when&gt;</text:placeholder></text:p>
      <text:p text:style-name="P20"><text:placeholder text:placeholder-type="text">&lt;otherwise test=""&gt;</text:placeholder></text:p>
      <text:p text:style-name="P23">VENTA <text:span text:style-name="T7">N° </text:span><text:span text:style-name="T7"><text:placeholder text:placeholder-type="text">&lt;sale.reference&gt;</text:placeholder></text:span></text:p>
      <text:p text:style-name="P20"><text:placeholder text:placeholder-type="text">&lt;/otherwise&gt;</text:placeholder></text:p>
      <text:p text:style-name="P20"><text:placeholder text:placeholder-type="text">&lt;/when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"><text:span text:style-name="T1">CLIENTE</text:span>: <text:span text:style-name="T5"><text:placeholder text:placeholder-type="text">&lt;sale.party.full_name&gt;</text:placeholder></text:span></text:p>
          </table:table-cell>
          <table:table-cell table:style-name="Tabla4.A1" office:value-type="string">
            <text:p text:style-name="P6"><text:span text:style-name="T1">C.C. / NIT</text:span>: <text:span text:style-name="T5"><text:placeholder text:placeholder-type="text">&lt;sale.party.vat_code&gt;</text:placeholder></text:span></text:p>
          </table:table-cell>
          <table:table-cell table:style-name="Tabla4.C1" office:value-type="string">
            <text:p text:style-name="P5"><text:span text:style-name="T2">FECHA</text:span>: <text:span text:style-name="T5"><text:placeholder text:placeholder-type="text">&lt;sale.sale_date or ''&gt;</text:placeholder></text:span></text:p>
          </table:table-cell>
        </table:table-row>
        <table:table-row table:style-name="Tabla4.2">
          <table:table-cell table:style-name="Tabla4.A2" office:value-type="string">
            <text:p text:style-name="P6"><text:span text:style-name="T1">DIRECCIÓN</text:span>: <text:span text:style-name="T5"><text:placeholder text:placeholder-type="text">&lt;sale.invoice_address.street&gt;</text:placeholder></text:span></text:p>
          </table:table-cell>
          <table:table-cell table:style-name="Tabla4.A2" office:value-type="string">
            <text:p text:style-name="P5"><text:span text:style-name="T1">CIUDAD</text:span>: <text:span text:style-name="T6"><text:placeholder text:placeholder-type="text">&lt;sale.invoice_address.city&gt;</text:placeholder></text:span></text:p>
          </table:table-cell>
          <table:table-cell table:style-name="Tabla4.C2" office:value-type="string">
            <text:p text:style-name="P5"><text:span text:style-name="T4">TELEFONO</text:span>: <text:span text:style-name="T6"><text:placeholder text:placeholder-type="text">&lt;sale.party.phone&gt;</text:placeholder></text:span></text:p>
          </table:table-cell>
        </table:table-row>
        <table:table-row table:style-name="Tabla4.1">
          <table:table-cell table:style-name="Tabla4.C2" table:number-columns-spanned="3" office:value-type="string">
            <text:p text:style-name="P5"><text:span text:style-name="T3">DESCRIPCIÓN</text:span>: <text:span text:style-name="T5"><text:placeholder text:placeholder-type="text">&lt;sale.description or ''&gt;</text:placeholder></text:span></text:p>
          </table:table-cell>
          <table:covered-table-cell/>
          <table:covered-table-cell/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2">PRODUCTO</text:p>
            </table:table-cell>
            <table:table-cell table:style-name="Tabla3.A1" office:value-type="string">
              <text:p text:style-name="P2">CANTIDAD</text:p>
            </table:table-cell>
            <table:table-cell table:style-name="Tabla3.A1" office:value-type="string">
              <text:p text:style-name="P2">PRECIO UNITARIO</text:p>
            </table:table-cell>
            <table:table-cell table:style-name="Tabla3.A1" office:value-type="string">
              <text:p text:style-name="P2">IMPUESTO</text:p>
            </table:table-cell>
            <table:table-cell table:style-name="Tabla3.E1" office:value-type="string">
              <text:p text:style-name="P2">SUB-TOTAL</text:p>
            </table:table-cell>
          </table:table-row>
        </table:table-header-rows>
        <table:table-row table:style-name="Tabla3.2">
          <table:table-cell table:style-name="Tabla3.A16" table:number-columns-spanned="5" office:value-type="string">
            <text:p text:style-name="P9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7"><text:placeholder text:placeholder-type="text">&lt;/for&gt;</text:placeholder></text:p>
          </table:table-cell>
          <table:table-cell table:style-name="Tabla3.A5" office:value-type="string">
            <text:p text:style-name="P10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a3.C5" office:value-type="currency" office:currency="COP" office:value="0">
            <text:p text:style-name="P10"><text:placeholder text:placeholder-type="text">&lt;line.unit_price&gt;</text:placeholder></text:p>
          </table:table-cell>
          <table:table-cell table:style-name="Tabla3.A5" office:value-type="string">
            <text:p text:style-name="P12"><text:placeholder text:placeholder-type="text">&lt;for each="tax in line.taxes"&gt;</text:placeholder></text:p>
            <text:p text:style-name="P12"><text:placeholder text:placeholder-type="text">&lt;tax.description&gt;</text:placeholder></text:p>
            <text:p text:style-name="P12"><text:placeholder text:placeholder-type="text">&lt;/for&gt;</text:placeholder></text:p>
          </table:table-cell>
          <table:table-cell table:style-name="Tabla3.E5" office:value-type="currency" office:currency="COP" office:value="0">
            <text:p text:style-name="P11"><text:placeholder text:placeholder-type="text">&lt;line.amount&gt;</text:placeholder></text:p>
          </table:table-cell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8" table:number-columns-spanned="4" office:value-type="string">
            <text:p text:style-name="P3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a3.E8" office:value-type="currency" office:currency="COP" office:value="0">
            <text:p text:style-name="P11"><text:placeholder text:placeholder-type="text">&lt;line.amount&gt;</text:placeholder></text:p>
          </table:table-cell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1" table:number-columns-spanned="5" office:value-type="string">
            <text:p text:style-name="P3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6" table:number-columns-spanned="5" office:value-type="string">
            <text:p text:style-name="P9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7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4"/>
          </table:table-cell>
          <table:table-cell table:style-name="Table8.B1" office:value-type="string"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4"><text:span text:style-name="T8">SUB</text:span>TOTAL (<text:span text:style-name="T9">BASE</text:span>)</text:p>
                </table:table-cell>
                <table:table-cell table:style-name="Table10.B1" office:value-type="float" office:value="0">
                  <text:p text:style-name="P15"><text:placeholder text:placeholder-type="text">&lt;sale.untaxed_amount&gt;</text:placeholder></text:p>
                </table:table-cell>
              </table:table-row>
              <table:table-row table:style-name="Table10.1">
                <table:table-cell table:style-name="Table10.A2" office:value-type="string">
                  <text:p text:style-name="P14">IMPUESTOS</text:p>
                </table:table-cell>
                <table:table-cell table:style-name="Table10.B2" office:value-type="float" office:value="0">
                  <text:p text:style-name="P15"><text:placeholder text:placeholder-type="text">&lt;sale.tax_amount&gt;</text:placeholder></text:p>
                </table:table-cell>
              </table:table-row>
              <table:table-row table:style-name="Table10.3">
                <table:table-cell table:style-name="Table10.A3" office:value-type="string">
                  <text:p text:style-name="P13">TOTAL</text:p>
                </table:table-cell>
                <table:table-cell table:style-name="Table10.B3" office:value-type="float" office:value="0">
                  <text:p text:style-name="P13"><text:placeholder text:placeholder-type="text">&lt;sale.total_amount&gt;</text:placeholder></text:p>
                </table:table-cell>
              </table:table-row>
            </table:table>
            <text:p text:style-name="P16"/>
          </table:table-cell>
        </table:table-row>
      </table:table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31">DEDUCIBLES SIN IVA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8">ALIMENTACION</text:p>
          </table:table-cell>
          <table:table-cell table:style-name="Table1.B2" office:value-type="float" office:value="0">
            <text:p text:style-name="P29"><text:placeholder text:placeholder-type="text">&lt;sale.untaxed_food&gt;</text:placeholder></text:p>
          </table:table-cell>
        </table:table-row>
        <table:table-row table:style-name="Table1.2">
          <table:table-cell table:style-name="Table1.A3" office:value-type="string">
            <text:p text:style-name="P28">EDUCACION</text:p>
          </table:table-cell>
          <table:table-cell table:style-name="Table1.B3" office:value-type="string">
            <text:p text:style-name="P30"><text:placeholder text:placeholder-type="text">&lt;sale.untaxed_education&gt;</text:placeholder></text:p>
          </table:table-cell>
        </table:table-row>
        <table:table-row table:style-name="Table1.2">
          <table:table-cell table:style-name="Table1.A2" office:value-type="string">
            <text:p text:style-name="P28">VESTIMENTA</text:p>
          </table:table-cell>
          <table:table-cell table:style-name="Table1.B4" office:value-type="string">
            <text:p text:style-name="P30"><text:placeholder text:placeholder-type="text">&lt;sale.untaxed_clothes&gt;</text:placeholder></text:p>
          </table:table-cell>
        </table:table-row>
        <table:table-row table:style-name="Table1.2">
          <table:table-cell table:style-name="Table1.A5" office:value-type="string">
            <text:p text:style-name="P28">SALUD</text:p>
          </table:table-cell>
          <table:table-cell table:style-name="Table1.B5" office:value-type="string">
            <text:p text:style-name="P30"><text:placeholder text:placeholder-type="text">&lt;sale.untaxed_health&gt;</text:placeholder></text:p>
          </table:table-cell>
        </table:table-row>
      </table:table>
      <text:p text:style-name="P25"/>
      <text:p text:style-name="P21">OBSERVACIONES:</text:p>
      <text:p text:style-name="P22"><text:placeholder text:placeholder-type="text">&lt;for each="comment in (sale.comment or '').split('\n')"&gt;</text:placeholder></text:p>
      <text:p text:style-name="P22"><text:placeholder text:placeholder-type="text">&lt;comment&gt;</text:placeholder></text:p>
      <text:p text:style-name="P22"><text:placeholder text:placeholder-type="text">&lt;/for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horndale AMT" svg:font-family="'Thorndale AMT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Normal" style:font-family-generic="swiss" style:font-pitch="variable" fo:font-size="7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roid Sans" fo:font-family="'Droid Sans'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DejaVu Sans" fo:font-family="'DejaVu Sans'" style:font-style-name="Book" style:font-family-generic="swiss" style:font-pitch="variable" fo:font-weight="normal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516in" fo:margin-bottom="0.5902in" fo:margin-left="0.5902in" fo:margin-right="0.5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972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4-11-17T18:44:37.131005533</meta:creation-date>
    <meta:editing-cycles>1</meta:editing-cycles>
    <meta:editing-duration>P0D</meta:editing-duration>
    <meta:document-statistic meta:table-count="5" meta:image-count="0" meta:object-count="0" meta:page-count="2" meta:paragraph-count="75" meta:word-count="156" meta:character-count="1516" meta:non-whitespace-character-count="1435"/>
    <meta:user-defined meta:name="Info 1"/>
    <meta:user-defined meta:name="Info 2"/>
    <meta:user-defined meta:name="Info 3"/>
    <meta:user-defined meta:name="Info 4"/>
  </office:meta>
</office:document-meta>
</file>